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b61a6" officeooo:paragraph-rsid="000b61a6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b9719" officeooo:paragraph-rsid="000b9719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ca2da" officeooo:paragraph-rsid="000ca2da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d78f5" officeooo:paragraph-rsid="000d78f5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4c736" officeooo:paragraph-rsid="0014c736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157401" officeooo:paragraph-rsid="00157401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198ef7" officeooo:paragraph-rsid="00198ef7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1e182e" officeooo:paragraph-rsid="001e182e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1e38c8" officeooo:paragraph-rsid="001e38c8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officeooo:rsid="001fc35d" officeooo:paragraph-rsid="001fc35d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officeooo:rsid="0021be73" officeooo:paragraph-rsid="0021be73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officeooo:rsid="0021ec68" officeooo:paragraph-rsid="0021ec68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officeooo:rsid="00231a4b" officeooo:paragraph-rsid="00231a4b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5pt" officeooo:rsid="00242a78" officeooo:paragraph-rsid="00242a78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fo:font-size="15pt" officeooo:rsid="002570e2" officeooo:paragraph-rsid="002570e2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fo:font-size="15pt" officeooo:rsid="0028785b" officeooo:paragraph-rsid="0028785b" style:font-size-asian="15pt" style:font-size-complex="15pt"/>
    </style:style>
    <style:style style:name="P17" style:family="paragraph" style:parent-style-name="Standard">
      <style:paragraph-properties fo:text-align="start" style:justify-single-word="false"/>
      <style:text-properties fo:font-size="15pt" officeooo:rsid="0029db42" officeooo:paragraph-rsid="0029db42" style:font-size-asian="15pt" style:font-size-complex="15pt"/>
    </style:style>
    <style:style style:name="P18" style:family="paragraph" style:parent-style-name="Standard">
      <style:paragraph-properties fo:text-align="start" style:justify-single-word="false"/>
      <style:text-properties fo:font-size="15pt" officeooo:rsid="002b7fa3" officeooo:paragraph-rsid="002b7fa3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fo:font-size="15pt" officeooo:rsid="002d698b" officeooo:paragraph-rsid="002d698b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fo:font-size="15pt" officeooo:rsid="002e72a5" officeooo:paragraph-rsid="002e72a5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fo:font-size="15pt" officeooo:rsid="0030614e" officeooo:paragraph-rsid="0030614e" style:font-size-asian="15pt" style:font-size-complex="15pt"/>
    </style:style>
    <style:style style:name="T1" style:family="text">
      <style:text-properties officeooo:rsid="000ca2da"/>
    </style:style>
    <style:style style:name="T2" style:family="text">
      <style:text-properties officeooo:rsid="000d78f5"/>
    </style:style>
    <style:style style:name="T3" style:family="text">
      <style:text-properties officeooo:rsid="000ef835"/>
    </style:style>
    <style:style style:name="T4" style:family="text">
      <style:text-properties officeooo:rsid="0016f2c7"/>
    </style:style>
    <style:style style:name="T5" style:family="text">
      <style:text-properties officeooo:rsid="001b5180"/>
    </style:style>
    <style:style style:name="T6" style:family="text">
      <style:text-properties officeooo:rsid="002dea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</text:p>
      <text:p text:style-name="P1"/>
      <text:p text:style-name="P2">3 notes :</text:p>
      <text:p text:style-name="P5">Une note de participation.</text:p>
      <text:p text:style-name="P2">QCM ouvrir le nav aller sur le site questions sur les slides donné <text:span text:style-name="T1">Coeff 1</text:span>,</text:p>
      <text:p text:style-name="P3">Un site entièrement fais en html css + jquery Coeff 2, <text:span text:style-name="T2">Ajax + quelque effet (10/20), comment gérer correctement la session etc. 13-14/20. Rajoutez des choses peut permettre d'avoir jusqu'à 19/20. </text:span></text:p>
      <text:p text:style-name="P4">Le même site en jQuery Mobile. <text:span text:style-name="T3">Deux copier coller pour comprendre comment fonctionne. Il faut qu'il est les mêmes fonctionnalités sur le site normal. Fonctionnalités, le design peut importe. </text:span></text:p>
      <text:p text:style-name="P6">A ne pas faire, <text:span text:style-name="T4">commencer son site.</text:span></text:p>
      <text:p text:style-name="P6"/>
      <text:p text:style-name="P7">Le projet <text:span text:style-name="T5">ouvert à toute les propositions. </text:span></text:p>
      <text:p text:style-name="P8">Parmis ces primitives, la quelle n'est pas une primitives javascript.</text:p>
      <text:p text:style-name="P9">JS a moitié typé.</text:p>
      <text:p text:style-name="P10">1-Number</text:p>
      <text:p text:style-name="P10">2-String</text:p>
      <text:p text:style-name="P10">3-Boolean</text:p>
      <text:p text:style-name="P10">4-undefined</text:p>
      <text:p text:style-name="P10">5-Null (!= undefined)</text:p>
      <text:p text:style-name="P10">6-NaN</text:p>
      <text:p text:style-name="P10">7-Infinity</text:p>
      <text:p text:style-name="P10">8-function</text:p>
      <text:p text:style-name="P10">9-object</text:p>
      <text:p text:style-name="P10"/>
      <text:p text:style-name="P11">Déclarer une variable :</text:p>
      <text:p text:style-name="P11">var a;</text:p>
      <text:p text:style-name="P12">var a=1 ;</text:p>
      <text:p text:style-name="P13">Variables sont sensibles à la casse.</text:p>
      <text:p text:style-name="P13"/>
      <text:p text:style-name="P14">Bloc Simple {</text:p>
      <text:p text:style-name="P14">}</text:p>
      <text:p text:style-name="P14"/>
      <text:p text:style-name="P15">function test() {</text:p>
      <text:p text:style-name="P15">}</text:p>
      <text:p text:style-name="P15"/>
      <text:p text:style-name="P16">function test () {</text:p>
      <text:p text:style-name="P16"><text:tab/>return (1+2+3+4+5+6) ;</text:p>
      <text:p text:style-name="P16">}</text:p>
      <text:p text:style-name="P16"/>
      <text:p text:style-name="P17">a.join();</text:p>
      <text:p text:style-name="P18"><text:soft-page-break/>QCM fonction est une donnée</text:p>
      <text:p text:style-name="P18"/>
      <text:p text:style-name="P19">try, catch sécurité du code fortement conseil<text:span text:style-name="T6">l</text:span>é.</text:p>
      <text:p text:style-name="P20">Commande pour rentrer le fichier dans la base de données</text:p>
      <text:p text:style-name="P20">Envoyé le fichier sql.</text:p>
      <text:p text:style-name="P21">Olivier.pons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08:20:26.512934717</meta:creation-date>
    <dc:date>2015-02-13T16:05:02.227606115</dc:date>
    <meta:editing-duration>PT3H52M9S</meta:editing-duration>
    <meta:editing-cycles>35</meta:editing-cycles>
    <meta:generator>LibreOffice/4.2.7.2$Linux_X86_64 LibreOffice_project/420m0$Build-2</meta:generator>
    <meta:document-statistic meta:table-count="0" meta:image-count="0" meta:object-count="0" meta:page-count="2" meta:paragraph-count="36" meta:word-count="181" meta:character-count="1093" meta:non-whitespace-character-count="944"/>
  </office:meta>
</office:document-meta>
</file>